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14.517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4.863cm"/>
    </style:style>
    <style:style style:name="co7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0pt" style:language-asian="en" style:country-asian="US" style:font-style-asian="normal" style:font-weight-asian="normal" style:font-name-complex="WenQuanYi Micro Hei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ext-properties fo:color="#000000" style:font-name="Arial"/>
    </style:style>
    <style:style style:name="ce9" style:family="table-cell" style:parent-style-name="Default">
      <style:text-properties fo:color="#000000" style:font-name="Arial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Arial"/>
    </style:style>
    <style:style style:name="ce11" style:family="table-cell" style:parent-style-name="Default"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fo:background-color="#94006b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006b"/>
      <style:text-properties fo:color="#94006b"/>
    </style:style>
    <style:style style:name="ce14" style:family="table-cell" style:parent-style-name="Default">
      <style:table-cell-properties fo:background-color="#94006b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style:font-name="Arial" fo:language="en" fo:country="US" style:font-name-asian="WenQuanYi Micro Hei" style:language-asian="en" style:country-asian="US" style:font-name-complex="Lohit Hindi1" style:font-size-complex="6.80000019073486pt" style:language-complex="en" style:country-complex="US"/>
    </style:style>
    <style:style style:name="ce17" style:family="table-cell" style:parent-style-name="Default">
      <style:table-cell-properties fo:background-color="#94006b"/>
      <style:text-properties style:font-name="Arial" fo:language="en" fo:country="US" style:font-name-asian="WenQuanYi Micro Hei" style:language-asian="en" style:country-asian="US" style:font-name-complex="Lohit Hindi1" style:font-size-complex="6.80000019073486pt" style:language-complex="en" style:country-complex="US"/>
    </style:style>
    <style:style style:name="T1" style:family="text">
      <style:text-properties style:font-name="DejaVu Sans Mono" fo:font-size="10pt" style:font-name-asian="Lohit Hindi" style:font-size-asian="10pt"/>
    </style:style>
    <style:style style:name="T2" style:family="text">
      <style:text-properties fo:color="#0000ff" style:font-name="DejaVu Sans Mono" fo:font-size="10pt" fo:font-weight="bold" style:font-name-asian="Lohit Hindi" style:font-size-asian="10pt" style:font-weight-asian="bold" style:font-weight-complex="bold"/>
    </style:style>
    <style:style style:name="T3" style:family="text">
      <style:text-properties style:font-name="DejaVu Sans Mono" fo:font-size="10pt" fo:font-weight="normal" style:font-name-asian="Lohit Hindi" style:font-size-asian="10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/>
    </style:style>
    <style:style style:name="T6" style:family="text">
      <style:text-properties fo:color="#00458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notes" table:style-name="ta1">
        <table:table-column table:style-name="co2" table:default-cell-style-name="ce5"/>
        <table:table-column table:style-name="co4" table:default-cell-style-name="ce5"/>
        <table:table-column table:style-name="co3" table:number-columns-repeated="1022" table:default-cell-style-name="ce5"/>
        <table:table-row table:style-name="ro2">
          <table:table-cell table:style-name="ce1" office:value-type="string">
            <text:p>stone-blind</text:p>
          </table:table-cell>
          <table:table-cell table:style-name="ce1" office:value-type="string">
            <text:p>complètement aveug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one-dead</text:p>
          </table:table-cell>
          <table:table-cell table:style-name="ce1" office:value-type="string">
            <text:p>raide mor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one-deaf</text:p>
          </table:table-cell>
          <table:table-cell table:style-name="ce1" office:value-type="string">
            <text:p>sourd comme un po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1">ke</text:span><text:span text:style-name="T2">tt</text:span><text:span text:style-name="T1">le-drums</text:span></text:p>
          </table:table-cell>
          <table:table-cell table:style-name="ce3" office:value-type="string">
            <text:p><text:span text:style-name="T2">t</text:span><text:span text:style-name="T1">ymbales</text:span>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c</text:span><text:span text:style-name="T1">ymbals</text:span></text:p>
          </table:table-cell>
          <table:table-cell table:style-name="ce3" office:value-type="string">
            <text:p><text:span text:style-name="T2">c</text:span><text:span text:style-name="T1">ymbales</text:span>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r</text:span><text:span text:style-name="T1">obin</text:span></text:p>
          </table:table-cell>
          <table:table-cell table:style-name="ce3" office:value-type="string">
            <text:p><text:span text:style-name="T2">r</text:span><text:span text:style-name="T1">ouge-gorge</text:span>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c</text:span><text:span text:style-name="T3">hest</text:span></text:p>
          </table:table-cell>
          <table:table-cell table:style-name="ce3" office:value-type="string">
            <text:p><text:span text:style-name="T2">c</text:span><text:span text:style-name="T3">age thoracique</text:span>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2">b</text:span><text:span text:style-name="T3">reast</text:span></text:p>
          </table:table-cell>
          <table:table-cell table:style-name="ce3" office:value-type="string">
            <text:p><text:span text:style-name="T2">p</text:span><text:span text:style-name="T3">oitrine</text:span>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parkling wine</text:p>
          </table:table-cell>
          <table:table-cell office:value-type="string">
            <text:p>vin mouss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to sparkle</text:p>
          </table:table-cell>
          <table:table-cell office:value-type="string">
            <text:p>étinceler, pétill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 spark</text:p>
          </table:table-cell>
          <table:table-cell office:value-type="string">
            <text:p>une étincel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breathe in / breathe out</text:p>
          </table:table-cell>
          <table:table-cell office:value-type="string">
            <text:p>Inspirez / expirez</text:p>
          </table:table-cell>
          <table:table-cell table:number-columns-repeated="1022"/>
        </table:table-row>
        <table:table-row table:style-name="ro2">
          <table:table-cell office:value-type="string">
            <text:p>dim</text:p>
          </table:table-cell>
          <table:table-cell office:value-type="string">
            <text:p>faible, vague</text:p>
          </table:table-cell>
          <table:table-cell table:number-columns-repeated="1022"/>
        </table:table-row>
        <table:table-row table:style-name="ro2">
          <table:table-cell office:value-type="string">
            <text:p>a dim recollection</text:p>
          </table:table-cell>
          <table:table-cell office:value-type="string">
            <text:p>un vague souvenir</text:p>
          </table:table-cell>
          <table:table-cell table:number-columns-repeated="1022"/>
        </table:table-row>
        <table:table-row table:style-name="ro2">
          <table:table-cell office:value-type="string">
            <text:p>a mouthful</text:p>
          </table:table-cell>
          <table:table-cell office:value-type="string">
            <text:p>une bouchée</text:p>
          </table:table-cell>
          <table:table-cell table:number-columns-repeated="1022"/>
        </table:table-row>
        <table:table-row table:style-name="ro2">
          <table:table-cell office:value-type="string">
            <text:p>a handful</text:p>
          </table:table-cell>
          <table:table-cell office:value-type="string">
            <text:p>une poignée</text:p>
          </table:table-cell>
          <table:table-cell table:number-columns-repeated="1022"/>
        </table:table-row>
        <table:table-row table:style-name="ro2">
          <table:table-cell office:value-type="string">
            <text:p>an armful</text:p>
          </table:table-cell>
          <table:table-cell office:value-type="string">
            <text:p>une brassée</text:p>
          </table:table-cell>
          <table:table-cell table:number-columns-repeated="1022"/>
        </table:table-row>
        <table:table-row table:style-name="ro2">
          <table:table-cell office:value-type="string">
            <text:p>a pocketful</text:p>
          </table:table-cell>
          <table:table-cell office:value-type="string">
            <text:p>une pleine poche</text:p>
          </table:table-cell>
          <table:table-cell table:number-columns-repeated="1022"/>
        </table:table-row>
        <table:table-row table:style-name="ro2">
          <table:table-cell office:value-type="string">
            <text:p>a slug / sluggish</text:p>
          </table:table-cell>
          <table:table-cell office:value-type="string">
            <text:p>une limace / lent, paresseux</text:p>
          </table:table-cell>
          <table:table-cell table:number-columns-repeated="1022"/>
        </table:table-row>
        <table:table-row table:style-name="ro2">
          <table:table-cell office:value-type="string">
            <text:p>prize (the Nobel prize)</text:p>
          </table:table-cell>
          <table:table-cell office:value-type="string">
            <text:p>prix (récompense)</text:p>
          </table:table-cell>
          <table:table-cell table:number-columns-repeated="1022"/>
        </table:table-row>
        <table:table-row table:style-name="ro2">
          <table:table-cell office:value-type="string">
            <text:p>price</text:p>
          </table:table-cell>
          <table:table-cell office:value-type="string">
            <text:p>le prix d'une chose</text:p>
          </table:table-cell>
          <table:table-cell table:number-columns-repeated="1022"/>
        </table:table-row>
        <table:table-row table:style-name="ro2">
          <table:table-cell office:value-type="string">
            <text:p>in block letters, block capitals</text:p>
          </table:table-cell>
          <table:table-cell office:value-type="string">
            <text:p>en majuscules</text:p>
          </table:table-cell>
          <table:table-cell table:number-columns-repeated="1022"/>
        </table:table-row>
        <table:table-row table:style-name="ro2">
          <table:table-cell office:value-type="string">
            <text:p>to remit</text:p>
          </table:table-cell>
          <table:table-cell office:value-type="string">
            <text:p>envoyer des fonds</text:p>
          </table:table-cell>
          <table:table-cell table:number-columns-repeated="1022"/>
        </table:table-row>
        <table:table-row table:style-name="ro2">
          <table:table-cell office:value-type="string">
            <text:p>remittance</text:p>
          </table:table-cell>
          <table:table-cell office:value-type="string">
            <text:p>Versement, envoi de fond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namesake</text:p>
          </table:table-cell>
          <table:table-cell table:style-name="ce6" office:value-type="string">
            <text:p>homonyme</text:p>
          </table:table-cell>
          <table:table-cell table:number-columns-repeated="1022"/>
        </table:table-row>
        <table:table-row table:style-name="ro2">
          <table:table-cell office:value-type="string">
            <text:p>to funk (familier)</text:p>
          </table:table-cell>
          <table:table-cell office:value-type="string">
            <text:p>avoir très peur, flipper</text:p>
          </table:table-cell>
          <table:table-cell table:number-columns-repeated="1022"/>
        </table:table-row>
        <table:table-row table:style-name="ro2">
          <table:table-cell office:value-type="string">
            <text:p>vacancies</text:p>
          </table:table-cell>
          <table:table-cell office:value-type="string">
            <text:p>offres d'emploi ou chambres libre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o have the time of one's life</text:p>
          </table:table-cell>
          <table:table-cell table:style-name="ce6" office:value-type="string">
            <text:p>se payer du bon temps</text:p>
          </table:table-cell>
          <table:table-cell table:number-columns-repeated="1022"/>
        </table:table-row>
        <table:table-row table:style-name="ro2">
          <table:table-cell office:value-type="string">
            <text:p>to do one's bit (I did my bit)</text:p>
          </table:table-cell>
          <table:table-cell office:value-type="string">
            <text:p>payer de sa personne, faire son devoir</text:p>
          </table:table-cell>
          <table:table-cell table:number-columns-repeated="1022"/>
        </table:table-row>
        <table:table-row table:style-name="ro2">
          <table:table-cell office:value-type="string">
            <text:p>by the way</text:p>
          </table:table-cell>
          <table:table-cell office:value-type="string">
            <text:p>au fait, tant que j'y pense</text:p>
          </table:table-cell>
          <table:table-cell table:number-columns-repeated="1022"/>
        </table:table-row>
        <table:table-row table:style-name="ro2">
          <table:table-cell office:value-type="string">
            <text:p>to go and + verbe</text:p>
          </table:table-cell>
          <table:table-cell office:value-type="string">
            <text:p>Aller + faire qqchose</text:p>
          </table:table-cell>
          <table:table-cell table:number-columns-repeated="1022"/>
        </table:table-row>
        <table:table-row table:style-name="ro2">
          <table:table-cell office:value-type="string">
            <text:p>to go and live</text:p>
          </table:table-cell>
          <table:table-cell office:value-type="string">
            <text:p>aller habiter</text:p>
          </table:table-cell>
          <table:table-cell table:number-columns-repeated="1022"/>
        </table:table-row>
        <table:table-row table:style-name="ro2">
          <table:table-cell office:value-type="string">
            <text:p>to go and see</text:p>
          </table:table-cell>
          <table:table-cell office:value-type="string">
            <text:p>aller voir</text:p>
          </table:table-cell>
          <table:table-cell table:number-columns-repeated="1022"/>
        </table:table-row>
        <table:table-row table:style-name="ro2">
          <table:table-cell office:value-type="string">
            <text:p>to go and fetch</text:p>
          </table:table-cell>
          <table:table-cell office:value-type="string">
            <text:p>aller chercher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to stroll</text:p>
          </table:table-cell>
          <table:table-cell table:style-name="ce7" office:value-type="string">
            <text:p>flâner, déambuler</text:p>
          </table:table-cell>
          <table:table-cell table:number-columns-repeated="1022"/>
        </table:table-row>
        <table:table-row table:style-name="ro2">
          <table:table-cell office:value-type="string">
            <text:p>notorious</text:p>
          </table:table-cell>
          <table:table-cell office:value-type="string">
            <text:p>qui a triste notoriété, sens péjoratif</text:p>
          </table:table-cell>
          <table:table-cell table:number-columns-repeated="1022"/>
        </table:table-row>
        <table:table-row table:style-name="ro2">
          <table:table-cell office:value-type="string">
            <text:p>well-known, famous</text:p>
          </table:table-cell>
          <table:table-cell office:value-type="string">
            <text:p>connu, au sens positif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a friend through thick and thin</text:p>
          </table:table-cell>
          <table:table-cell table:style-name="ce7" office:value-type="string">
            <text:p>un ami à toute épreuve</text:p>
          </table:table-cell>
          <table:table-cell table:number-columns-repeated="1022"/>
        </table:table-row>
        <table:table-row table:style-name="ro2">
          <table:table-cell office:value-type="string">
            <text:p>the takings</text:p>
          </table:table-cell>
          <table:table-cell office:value-type="string">
            <text:p>la recette (bénéfices)</text:p>
          </table:table-cell>
          <table:table-cell table:number-columns-repeated="1022"/>
        </table:table-row>
        <table:table-row table:style-name="ro2">
          <table:table-cell office:value-type="string">
            <text:p>the day's takings</text:p>
          </table:table-cell>
          <table:table-cell office:value-type="string">
            <text:p>la recette de la journée</text:p>
          </table:table-cell>
          <table:table-cell table:number-columns-repeated="1022"/>
        </table:table-row>
        <table:table-row table:style-name="ro2">
          <table:table-cell office:value-type="string">
            <text:p>a receipt</text:p>
          </table:table-cell>
          <table:table-cell office:value-type="string">
            <text:p>un reçu</text:p>
          </table:table-cell>
          <table:table-cell table:number-columns-repeated="1022"/>
        </table:table-row>
        <table:table-row table:style-name="ro2">
          <table:table-cell office:value-type="string">
            <text:p>a recipe</text:p>
          </table:table-cell>
          <table:table-cell office:value-type="string">
            <text:p>une recette (de cuisine)</text:p>
          </table:table-cell>
          <table:table-cell table:number-columns-repeated="1022"/>
        </table:table-row>
        <table:table-row table:style-name="ro2">
          <table:table-cell office:value-type="string">
            <text:p>Too / so / how</text:p>
          </table:table-cell>
          <table:table-cell office:value-type="string">
            <text:p>perturbent l'ordre normal</text:p>
          </table:table-cell>
          <table:table-cell table:number-columns-repeated="1022"/>
        </table:table-row>
        <table:table-row table:style-name="ro2">
          <table:table-cell office:value-type="string">
            <text:p>« I'm too old a dog to learn new tricks »</text:p>
          </table:table-cell>
          <table:table-cell table:number-columns-repeated="1023"/>
        </table:table-row>
        <table:table-row table:style-name="ro2">
          <table:table-cell office:value-type="string">
            <text:p>to have the knack for doing sthg</text:p>
          </table:table-cell>
          <table:table-cell office:value-type="string">
            <text:p>avoir le coup de main pour</text:p>
          </table:table-cell>
          <table:table-cell table:number-columns-repeated="1022"/>
        </table:table-row>
        <table:table-row table:style-name="ro2">
          <table:table-cell office:value-type="string">
            <text:p>to christen</text:p>
          </table:table-cell>
          <table:table-cell office:value-type="string">
            <text:p>baptiser</text:p>
          </table:table-cell>
          <table:table-cell table:number-columns-repeated="1022"/>
        </table:table-row>
        <table:table-row table:style-name="ro2">
          <table:table-cell office:value-type="string">
            <text:p>a new christening</text:p>
          </table:table-cell>
          <table:table-cell office:value-type="string">
            <text:p>un beau baptême</text:p>
          </table:table-cell>
          <table:table-cell table:number-columns-repeated="1022"/>
        </table:table-row>
        <table:table-row table:style-name="ro4">
          <table:table-cell table:style-name="ce8" office:value-type="string">
            <text:p>FAUX-AMIS : <text:span text:style-name="T4">talon</text:span></text:p>
          </table:table-cell>
          <table:table-cell office:value-type="string">
            <text:p>les serres (d'un rapace)</text:p>
          </table:table-cell>
          <table:table-cell table:number-columns-repeated="1022"/>
        </table:table-row>
        <table:table-row table:style-name="ro2">
          <table:table-cell office:value-type="string">
            <text:p>the talons of an eagle</text:p>
          </table:table-cell>
          <table:table-cell table:number-columns-repeated="1023"/>
        </table:table-row>
        <table:table-row table:style-name="ro2">
          <table:table-cell office:value-type="string">
            <text:p>heels</text:p>
          </table:table-cell>
          <table:table-cell office:value-type="string">
            <text:p>les talons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shabby</text:p>
          </table:table-cell>
          <table:table-cell office:value-type="string">
            <text:p>en mauvais état, usé</text:p>
          </table:table-cell>
          <table:table-cell table:number-columns-repeated="1022"/>
        </table:table-row>
        <table:table-row table:style-name="ro2">
          <table:table-cell office:value-type="string">
            <text:p>now and then</text:p>
          </table:table-cell>
          <table:table-cell office:value-type="string">
            <text:p>de temps en temps</text:p>
          </table:table-cell>
          <table:table-cell table:number-columns-repeated="1022"/>
        </table:table-row>
        <table:table-row table:style-name="ro2">
          <table:table-cell office:value-type="string">
            <text:p>from time to time</text:p>
          </table:table-cell>
          <table:table-cell office:value-type="string">
            <text:p>de temps en temps</text:p>
          </table:table-cell>
          <table:table-cell table:number-columns-repeated="1022"/>
        </table:table-row>
        <table:table-row table:style-name="ro2">
          <table:table-cell office:value-type="string">
            <text:p>odd</text:p>
          </table:table-cell>
          <table:table-cell office:value-type="string">
            <text:p>étrange, bizarre</text:p>
          </table:table-cell>
          <table:table-cell table:number-columns-repeated="1022"/>
        </table:table-row>
        <table:table-row table:style-name="ro2">
          <table:table-cell office:value-type="string">
            <text:p>odd number</text:p>
          </table:table-cell>
          <table:table-cell office:value-type="string">
            <text:p>nombre impair</text:p>
          </table:table-cell>
          <table:table-cell table:number-columns-repeated="1022"/>
        </table:table-row>
        <table:table-row table:style-name="ro2">
          <table:table-cell office:value-type="string">
            <text:p>even number</text:p>
          </table:table-cell>
          <table:table-cell office:value-type="string">
            <text:p>nombre pair</text:p>
          </table:table-cell>
          <table:table-cell table:number-columns-repeated="1022"/>
        </table:table-row>
        <table:table-row table:style-name="ro2">
          <table:table-cell office:value-type="string">
            <text:p>to be badly off</text:p>
          </table:table-cell>
          <table:table-cell office:value-type="string">
            <text:p>être dans le besoin</text:p>
          </table:table-cell>
          <table:table-cell table:number-columns-repeated="1022"/>
        </table:table-row>
        <table:table-row table:style-name="ro2">
          <table:table-cell office:value-type="string">
            <text:p>to be well off, comfortably off</text:p>
          </table:table-cell>
          <table:table-cell office:value-type="string">
            <text:p>être riche</text:p>
          </table:table-cell>
          <table:table-cell table:number-columns-repeated="1022"/>
        </table:table-row>
        <table:table-row table:style-name="ro2">
          <table:table-cell office:value-type="string">
            <text:p>to outlive / to survive</text:p>
          </table:table-cell>
          <table:table-cell office:value-type="string">
            <text:p>survivre</text:p>
          </table:table-cell>
          <table:table-cell table:number-columns-repeated="1022"/>
        </table:table-row>
        <table:table-row table:style-name="ro2">
          <table:table-cell office:value-type="string">
            <text:p>He will outlive us all</text:p>
          </table:table-cell>
          <table:table-cell office:value-type="string">
            <text:p>il nous enterrera tous</text:p>
          </table:table-cell>
          <table:table-cell table:number-columns-repeated="1022"/>
        </table:table-row>
        <table:table-row table:style-name="ro2">
          <table:table-cell office:value-type="string">
            <text:p>to fool so</text:p>
          </table:table-cell>
          <table:table-cell office:value-type="string">
            <text:p>tromper, duper qqn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don't play the fool</text:p>
          </table:table-cell>
          <table:table-cell table:style-name="ce6" office:value-type="string">
            <text:p>ne fais pas l'imbécile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by hook or by crook</text:p>
          </table:table-cell>
          <table:table-cell table:style-name="ce6" office:value-type="string">
            <text:p>par tous les moyens, coûte que coûte</text:p>
          </table:table-cell>
          <table:table-cell table:number-columns-repeated="1022"/>
        </table:table-row>
        <table:table-row table:style-name="ro2">
          <table:table-cell office:value-type="string">
            <text:p>a puzzle</text:p>
          </table:table-cell>
          <table:table-cell office:value-type="string">
            <text:p>une énigme</text:p>
          </table:table-cell>
          <table:table-cell table:number-columns-repeated="1022"/>
        </table:table-row>
        <table:table-row table:style-name="ro4">
          <table:table-cell office:value-type="string">
            <text:p>to be <text:span text:style-name="T5">puzzled</text:span></text:p>
          </table:table-cell>
          <table:table-cell office:value-type="string">
            <text:p>être intrigué, déconcerté</text:p>
          </table:table-cell>
          <table:table-cell table:number-columns-repeated="1022"/>
        </table:table-row>
        <table:table-row table:style-name="ro2">
          <table:table-cell office:value-type="string">
            <text:p>to bother</text:p>
          </table:table-cell>
          <table:table-cell office:value-type="string">
            <text:p>se faire du soucis, se tracasser</text:p>
          </table:table-cell>
          <table:table-cell table:number-columns-repeated="1022"/>
        </table:table-row>
        <table:table-row table:style-name="ro2">
          <table:table-cell office:value-type="string">
            <text:p>don't bother</text:p>
          </table:table-cell>
          <table:table-cell office:value-type="string">
            <text:p>ne te tracasse pas</text:p>
          </table:table-cell>
          <table:table-cell table:number-columns-repeated="1022"/>
        </table:table-row>
        <table:table-row table:style-name="ro2">
          <table:table-cell office:value-type="string">
            <text:p>hint</text:p>
          </table:table-cell>
          <table:table-cell office:value-type="string">
            <text:p>allusion, insinuation</text:p>
          </table:table-cell>
          <table:table-cell table:number-columns-repeated="1022"/>
        </table:table-row>
        <table:table-row table:style-name="ro4">
          <table:table-cell office:value-type="string">
            <text:p>no hint of...</text:p>
          </table:table-cell>
          <table:table-cell office:value-type="string">
            <text:p>pas de trace de...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o pawn</text:p>
          </table:table-cell>
          <table:table-cell table:style-name="ce6" office:value-type="string">
            <text:p>mettre en gage, mettre au mont-de-piété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a pawnbroker</text:p>
          </table:table-cell>
          <table:table-cell table:style-name="ce6" office:value-type="string">
            <text:p>un prêteur sur gages</text:p>
          </table:table-cell>
          <table:table-cell table:number-columns-repeated="1022"/>
        </table:table-row>
        <table:table-row table:style-name="ro2">
          <table:table-cell office:value-type="string">
            <text:p>to be down and out</text:p>
          </table:table-cell>
          <table:table-cell office:value-type="string">
            <text:p>être sans argent</text:p>
          </table:table-cell>
          <table:table-cell table:number-columns-repeated="1022"/>
        </table:table-row>
        <table:table-row table:style-name="ro4">
          <table:table-cell office:value-type="string">
            <text:p>I <text:span text:style-name="T6">can</text:span> swim</text:p>
          </table:table-cell>
          <table:table-cell office:value-type="string">
            <text:p>Je <text:span text:style-name="T8">sais</text:span> nag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« can » indique la capacité, la compétence et partant le savoi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0" office:value-type="string">
            <text:p>And the idea « to good to be true » didn't spring to mind ?</text:p>
          </table:table-cell>
          <table:table-cell table:number-columns-repeated="1023"/>
        </table:table-row>
        <table:table-row table:style-name="ro2">
          <table:table-cell office:value-type="string">
            <text:p>to scratch</text:p>
          </table:table-cell>
          <table:table-cell office:value-type="string">
            <text:p>gratter (« I scratch your back, and you scratch min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e clutch</text:p>
          </table:table-cell>
          <table:table-cell office:value-type="string">
            <text:p>l'embrayage</text:p>
          </table:table-cell>
          <table:table-cell table:number-columns-repeated="1022"/>
        </table:table-row>
        <table:table-row table:style-name="ro2">
          <table:table-cell office:value-type="string">
            <text:p>to clutch at sthg</text:p>
          </table:table-cell>
          <table:table-cell table:style-name="Default" office:value-type="string">
            <text:p>s’agripper à qqcho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now man</text:p>
          </table:table-cell>
          <table:table-cell office:value-type="string">
            <text:p>bonhomme de nei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o old a dog to learn new tricks.</text:p>
          </table:table-cell>
          <table:table-cell office:value-type="string">
            <text:p>Ce n'est pas à un vieux singe qu'on apprend à faire des grimaces.</text:p>
          </table:table-cell>
          <table:table-cell table:number-columns-repeated="1022"/>
        </table:table-row>
        <table:table-row table:style-name="ro2">
          <table:table-cell office:value-type="string">
            <text:p>Easier said than done</text:p>
          </table:table-cell>
          <table:table-cell office:value-type="string">
            <text:p>Plus facile à dire qu'à faire.</text:p>
          </table:table-cell>
          <table:table-cell table:number-columns-repeated="1022"/>
        </table:table-row>
        <table:table-row table:style-name="ro2">
          <table:table-cell office:value-type="string">
            <text:p>a commonplace</text:p>
          </table:table-cell>
          <table:table-cell office:value-type="string">
            <text:p>un lieu commun, une banalité</text:p>
          </table:table-cell>
          <table:table-cell table:number-columns-repeated="1022"/>
        </table:table-row>
        <table:table-row table:style-name="ro2">
          <table:table-cell office:value-type="string">
            <text:p>to butt sbdy, sthg</text:p>
          </table:table-cell>
          <table:table-cell office:value-type="string">
            <text:p>donner un coup de tête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humpy</text:p>
          </table:table-cell>
          <table:table-cell table:style-name="ce6" office:value-type="string">
            <text:p>qui donne le cafard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o have the hump (familier)</text:p>
          </table:table-cell>
          <table:table-cell table:style-name="ce6" office:value-type="string">
            <text:p>donner le cafard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hat's Harris all over</text:p>
          </table:table-cell>
          <table:table-cell table:style-name="ce6" office:value-type="string">
            <text:p>c'est tout à fait Harris</text:p>
          </table:table-cell>
          <table:table-cell table:number-columns-repeated="1022"/>
        </table:table-row>
        <table:table-row table:style-name="ro2">
          <table:table-cell office:value-type="string">
            <text:p>Rule / folding rule</text:p>
          </table:table-cell>
          <table:table-cell office:value-type="string">
            <text:p>règle graduée / mètre pliant</text:p>
          </table:table-cell>
          <table:table-cell table:number-columns-repeated="1022"/>
        </table:table-row>
        <table:table-row table:style-name="ro2">
          <table:table-cell office:value-type="string">
            <text:p>Step-ladder</text:p>
          </table:table-cell>
          <table:table-cell office:value-type="string">
            <text:p>escabeau</text:p>
          </table:table-cell>
          <table:table-cell table:number-columns-repeated="1022"/>
        </table:table-row>
        <table:table-row table:style-name="ro2">
          <table:table-cell office:value-type="string">
            <text:p>to leave off doing sthg = to stop doing sthg</text:p>
          </table:table-cell>
          <table:table-cell table:number-columns-repeated="1023"/>
        </table:table-row>
        <table:table-row table:style-name="ro2">
          <table:table-cell office:value-type="string">
            <text:p>parcels</text:p>
          </table:table-cell>
          <table:table-cell office:value-type="string">
            <text:p>paquets (UPS = United Parcel Service)</text:p>
          </table:table-cell>
          <table:table-cell table:number-columns-repeated="1022"/>
        </table:table-row>
        <table:table-row table:style-name="ro2">
          <table:table-cell office:value-type="string">
            <text:p>fine to set-fair</text:p>
          </table:table-cell>
          <table:table-cell office:value-type="string">
            <text:p>beau à beau-fixe</text:p>
          </table:table-cell>
          <table:table-cell table:number-columns-repeated="1022"/>
        </table:table-row>
        <table:table-row table:style-name="ro2">
          <table:table-cell office:value-type="string">
            <text:p>try as I would</text:p>
          </table:table-cell>
          <table:table-cell office:value-type="string">
            <text:p>j'avais beau faire</text:p>
          </table:table-cell>
          <table:table-cell table:number-columns-repeated="1022"/>
        </table:table-row>
        <table:table-row table:style-name="ro2">
          <table:table-cell office:value-type="string">
            <text:p>oarsman</text:p>
          </table:table-cell>
          <table:table-cell office:value-type="string">
            <text:p>rameur</text:p>
          </table:table-cell>
          <table:table-cell table:number-columns-repeated="1022"/>
        </table:table-row>
        <table:table-row table:style-name="ro2">
          <table:table-cell office:value-type="string">
            <text:p>to trespass</text:p>
          </table:table-cell>
          <table:table-cell office:value-type="string">
            <text:p>s'instroduire sans permission (no trespassing)</text:p>
          </table:table-cell>
          <table:table-cell table:number-columns-repeated="1022"/>
        </table:table-row>
        <table:table-row table:style-name="ro2">
          <table:table-cell office:value-type="string">
            <text:p>to overhang</text:p>
          </table:table-cell>
          <table:table-cell office:value-type="string">
            <text:p>surplomber</text:p>
          </table:table-cell>
          <table:table-cell table:number-columns-repeated="1022"/>
        </table:table-row>
        <table:table-row table:style-name="ro2">
          <table:table-cell office:value-type="string">
            <text:p>tombstone</text:p>
          </table:table-cell>
          <table:table-cell office:value-type="string">
            <text:p>pierre tombale</text:p>
          </table:table-cell>
          <table:table-cell table:number-columns-repeated="1022"/>
        </table:table-row>
        <table:table-row table:style-name="ro2">
          <table:table-cell office:value-type="string">
            <text:p>that goes without saying</text:p>
          </table:table-cell>
          <table:table-cell office:value-type="string">
            <text:p>cela va sans dire</text:p>
          </table:table-cell>
          <table:table-cell table:number-columns-repeated="1022"/>
        </table:table-row>
        <table:table-row table:style-name="ro2">
          <table:table-cell office:value-type="string">
            <text:p>to muse</text:p>
          </table:table-cell>
          <table:table-cell office:value-type="string">
            <text:p>songer, réfléchir, méditer</text:p>
          </table:table-cell>
          <table:table-cell table:number-columns-repeated="1022"/>
        </table:table-row>
        <table:table-row table:style-name="ro2">
          <table:table-cell office:value-type="string">
            <text:p>to stroll</text:p>
          </table:table-cell>
          <table:table-cell office:value-type="string">
            <text:p>flâner, déambuler</text:p>
          </table:table-cell>
          <table:table-cell table:number-columns-repeated="1022"/>
        </table:table-row>
        <table:table-row table:style-name="ro2">
          <table:table-cell office:value-type="string">
            <text:p>in plain clothes</text:p>
          </table:table-cell>
          <table:table-cell office:value-type="string">
            <text:p>en civil</text:p>
          </table:table-cell>
          <table:table-cell table:number-columns-repeated="1022"/>
        </table:table-row>
        <table:table-row table:style-name="ro2">
          <table:table-cell office:value-type="string">
            <text:p>Would-be</text:p>
          </table:table-cell>
          <table:table-cell office:value-type="string">
            <text:p>prétendu, soi-disant</text:p>
          </table:table-cell>
          <table:table-cell table:number-columns-repeated="1022"/>
        </table:table-row>
        <table:table-row table:style-name="ro2">
          <table:table-cell office:value-type="string">
            <text:p>to stir it up</text:p>
          </table:table-cell>
          <table:table-cell office:value-type="string">
            <text:p>tout mélanger</text:p>
          </table:table-cell>
          <table:table-cell table:number-columns-repeated="1022"/>
        </table:table-row>
        <table:table-row table:style-name="ro2">
          <table:table-cell office:value-type="string">
            <text:p>hackneyed</text:p>
          </table:table-cell>
          <table:table-cell office:value-type="string">
            <text:p>rebattu</text:p>
          </table:table-cell>
          <table:table-cell table:number-columns-repeated="1022"/>
        </table:table-row>
        <table:table-row table:style-name="ro2">
          <table:table-cell office:value-type="string">
            <text:p>a pole</text:p>
          </table:table-cell>
          <table:table-cell office:value-type="string">
            <text:p>une perche (pole-vaulting)</text:p>
          </table:table-cell>
          <table:table-cell table:number-columns-repeated="1022"/>
        </table:table-row>
        <table:table-row table:style-name="ro2">
          <table:table-cell office:value-type="string">
            <text:p>beloved</text:p>
          </table:table-cell>
          <table:table-cell office:value-type="string">
            <text:p>Bien-aimé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to snap / to snap one's fingers</text:p>
          </table:table-cell>
          <table:table-cell table:style-name="ce6" office:value-type="string">
            <text:p>se casser net / faire claquer ses doigts</text:p>
          </table:table-cell>
          <table:table-cell table:number-columns-repeated="1022"/>
        </table:table-row>
        <table:table-row table:style-name="ro2">
          <table:table-cell office:value-type="string">
            <text:p>annoyed</text:p>
          </table:table-cell>
          <table:table-cell office:value-type="string">
            <text:p>en colère</text:p>
          </table:table-cell>
          <table:table-cell table:number-columns-repeated="1022"/>
        </table:table-row>
        <table:table-row table:style-name="ro2">
          <table:table-cell office:value-type="string">
            <text:p>berth</text:p>
          </table:table-cell>
          <table:table-cell office:value-type="string">
            <text:p>couchette</text:p>
          </table:table-cell>
          <table:table-cell table:number-columns-repeated="1022"/>
        </table:table-row>
        <table:table-row table:style-name="ro2">
          <table:table-cell office:value-type="string">
            <text:p>Chap / a bloke</text:p>
          </table:table-cell>
          <table:table-cell office:value-type="string">
            <text:p>un gars</text:p>
          </table:table-cell>
          <table:table-cell table:number-columns-repeated="1022"/>
        </table:table-row>
        <table:table-row table:style-name="ro4">
          <table:table-cell office:value-type="string">
            <text:p>subtle</text:p>
          </table:table-cell>
          <table:table-cell office:value-type="string">
            <text:p>subtil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7">twenty</text:span>-<text:span text:style-name="T4">odd</text:span> men</text:p>
          </table:table-cell>
          <table:table-cell office:value-type="string">
            <text:p><text:span text:style-name="T4">Environ</text:span> 20 hommes</text:p>
          </table:table-cell>
          <table:table-cell table:number-columns-repeated="1022"/>
        </table:table-row>
        <table:table-row table:style-name="ro4">
          <table:table-cell office:value-type="string">
            <text:p>alternate layers</text:p>
          </table:table-cell>
          <table:table-cell office:value-type="string">
            <text:p>couches alternées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4">NPC : </text:span>gingerly</text:p>
          </table:table-cell>
          <table:table-cell office:value-type="string">
            <text:p>avec précaution, délicatement</text:p>
          </table:table-cell>
          <table:table-cell table:number-columns-repeated="1022"/>
        </table:table-row>
        <table:table-row table:style-name="ro4">
          <table:table-cell office:value-type="string">
            <text:p>ginger</text:p>
          </table:table-cell>
          <table:table-cell office:value-type="string">
            <text:p>aux cheveux roux</text:p>
          </table:table-cell>
          <table:table-cell table:number-columns-repeated="1022"/>
        </table:table-row>
        <table:table-row table:style-name="ro4">
          <table:table-cell office:value-type="string">
            <text:p>one can't always win</text:p>
          </table:table-cell>
          <table:table-cell office:value-type="string">
            <text:p>on ne saurait toujours gagner</text:p>
          </table:table-cell>
          <table:table-cell table:number-columns-repeated="1022"/>
        </table:table-row>
        <table:table-row table:style-name="ro4">
          <table:table-cell office:value-type="string">
            <text:p>whence (littéraire)</text:p>
          </table:table-cell>
          <table:table-cell office:value-type="string">
            <text:p>from where</text:p>
          </table:table-cell>
          <table:table-cell table:number-columns-repeated="1022"/>
        </table:table-row>
        <table:table-row table:style-name="ro4">
          <table:table-cell office:value-type="string">
            <text:p>to squat</text:p>
          </table:table-cell>
          <table:table-cell office:value-type="string">
            <text:p>s'accroupir</text:p>
          </table:table-cell>
          <table:table-cell table:number-columns-repeated="1022"/>
        </table:table-row>
        <table:table-row table:style-name="ro4">
          <table:table-cell office:value-type="string">
            <text:p>sulphut</text:p>
          </table:table-cell>
          <table:table-cell office:value-type="string">
            <text:p>soufre</text:p>
          </table:table-cell>
          <table:table-cell table:number-columns-repeated="1022"/>
        </table:table-row>
        <table:table-row table:style-name="ro4">
          <table:table-cell office:value-type="string">
            <text:p>willy-nilly</text:p>
          </table:table-cell>
          <table:table-cell office:value-type="string">
            <text:p>bon gré, mal gré</text:p>
          </table:table-cell>
          <table:table-cell table:number-columns-repeated="1022"/>
        </table:table-row>
        <table:table-row table:style-name="ro4">
          <table:table-cell office:value-type="string">
            <text:p>to ebb</text:p>
          </table:table-cell>
          <table:table-cell office:value-type="string">
            <text:p>se retirer</text:p>
          </table:table-cell>
          <table:table-cell table:number-columns-repeated="1022"/>
        </table:table-row>
        <table:table-row table:style-name="ro4">
          <table:table-cell table:style-name="ce11" office:value-type="string">
            <text:p>ebb and flow</text:p>
          </table:table-cell>
          <table:table-cell office:value-type="string">
            <text:p><text:span text:style-name="T4">Littéralement</text:span> : le reflux et le flux <text:span text:style-name="T4">mais en français</text:span> : le flux et le reflux</text:p>
          </table:table-cell>
          <table:table-cell table:number-columns-repeated="1022"/>
        </table:table-row>
        <table:table-row table:style-name="ro4">
          <table:table-cell office:value-type="string">
            <text:p>causing him to cough</text:p>
          </table:table-cell>
          <table:table-cell office:value-type="string">
            <text:p>le faisant tousser</text:p>
          </table:table-cell>
          <table:table-cell table:number-columns-repeated="1022"/>
        </table:table-row>
        <table:table-row table:style-name="ro4">
          <table:table-cell office:value-type="string">
            <text:p>to blaze</text:p>
          </table:table-cell>
          <table:table-cell office:value-type="string">
            <text:p>flamber, faire rage (incendie)</text:p>
          </table:table-cell>
          <table:table-cell table:number-columns-repeated="1022"/>
        </table:table-row>
        <table:table-row table:style-name="ro4">
          <table:table-cell office:value-type="string">
            <text:p>to pick and choose</text:p>
          </table:table-cell>
          <table:table-cell office:value-type="string">
            <text:p>faire le difficile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4">he sat up </text:span>/ <text:span text:style-name="T4">he sat down</text:span></text:p>
          </table:table-cell>
          <table:table-cell office:value-type="string">
            <text:p>il s'assit (car il était précédemment allongé) / il s'assit (car il était précédemment debout)</text:p>
          </table:table-cell>
          <table:table-cell table:number-columns-repeated="1022"/>
        </table:table-row>
        <table:table-row table:style-name="ro4">
          <table:table-cell office:value-type="string">
            <text:p>to be bound to</text:p>
          </table:table-cell>
          <table:table-cell office:value-type="string">
            <text:p>devoir se produire inévitablement</text:p>
          </table:table-cell>
          <table:table-cell table:number-columns-repeated="1022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_pas_confondre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ditch</text:p>
          </table:table-cell>
          <table:table-cell table:style-name="ce16" office:value-type="string">
            <text:p>fossé</text:p>
          </table:table-cell>
        </table:table-row>
        <table:table-row table:style-name="ro2">
          <table:table-cell table:style-name="ce1" office:value-type="string">
            <text:p>pitch</text:p>
          </table:table-cell>
          <table:table-cell table:style-name="ce16" office:value-type="string">
            <text:p>terrain de football</text:p>
          </table:table-cell>
        </table:table-row>
        <table:table-row table:style-name="ro2">
          <table:table-cell table:style-name="ce12"/>
          <table:table-cell table:style-name="ce17"/>
        </table:table-row>
        <table:table-row table:style-name="ro4">
          <table:table-cell table:style-name="ce5" office:value-type="string">
            <text:p>cask</text:p>
          </table:table-cell>
          <table:table-cell table:style-name="ce5" office:value-type="string">
            <text:p>barrique</text:p>
          </table:table-cell>
        </table:table-row>
        <table:table-row table:style-name="ro2">
          <table:table-cell office:value-type="string">
            <text:p>barrel</text:p>
          </table:table-cell>
          <table:table-cell office:value-type="string">
            <text:p>tonneau</text:p>
          </table:table-cell>
        </table:table-row>
        <table:table-row table:style-name="ro2">
          <table:table-cell table:style-name="ce13" table:number-columns-repeated="2"/>
        </table:table-row>
        <table:table-row table:style-name="ro4">
          <table:table-cell office:value-type="string">
            <text:p>chicken</text:p>
          </table:table-cell>
          <table:table-cell office:value-type="string">
            <text:p>poulet</text:p>
          </table:table-cell>
        </table:table-row>
        <table:table-row table:style-name="ro4">
          <table:table-cell office:value-type="string">
            <text:p>chick</text:p>
          </table:table-cell>
          <table:table-cell office:value-type="string">
            <text:p>poussin</text:p>
          </table:table-cell>
        </table:table-row>
        <table:table-row table:style-name="ro4">
          <table:table-cell office:value-type="string">
            <text:p>hen</text:p>
          </table:table-cell>
          <table:table-cell office:value-type="string">
            <text:p>poule</text:p>
          </table:table-cell>
        </table:table-row>
        <table:table-row table:style-name="ro4">
          <table:table-cell office:value-type="string">
            <text:p>chicken-run</text:p>
          </table:table-cell>
          <table:table-cell office:value-type="string">
            <text:p>poulailler</text:p>
          </table:table-cell>
        </table:table-row>
        <table:table-row table:style-name="ro4">
          <table:table-cell office:value-type="string">
            <text:p>henhouse</text:p>
          </table:table-cell>
          <table:table-cell office:value-type="string">
            <text:p>poulailler</text:p>
          </table:table-cell>
        </table:table-row>
        <table:table-row table:style-name="ro4">
          <table:table-cell office:value-type="string">
            <text:p>fowl</text:p>
          </table:table-cell>
          <table:table-cell office:value-type="string">
            <text:p>volaille</text:p>
          </table:table-cell>
        </table:table-row>
        <table:table-row table:style-name="ro2">
          <table:table-cell table:style-name="ce14" table:number-columns-repeated="2"/>
        </table:table-row>
        <table:table-row table:style-name="ro2">
          <table:table-cell office:value-type="string">
            <text:p>mare</text:p>
          </table:table-cell>
          <table:table-cell office:value-type="string">
            <text:p>jument</text:p>
          </table:table-cell>
        </table:table-row>
        <table:table-row table:style-name="ro4">
          <table:table-cell office:value-type="string">
            <text:p>filly</text:p>
          </table:table-cell>
          <table:table-cell office:value-type="string">
            <text:p>pouliche</text:p>
          </table:table-cell>
        </table:table-row>
        <table:table-row table:style-name="ro2">
          <table:table-cell office:value-type="string">
            <text:p>colt</text:p>
          </table:table-cell>
          <table:table-cell office:value-type="string">
            <text:p>poulain</text:p>
          </table:table-cell>
        </table:table-row>
        <table:table-row table:style-name="ro2">
          <table:table-cell table:style-name="ce14" table:number-columns-repeated="2"/>
        </table:table-row>
        <table:table-row table:style-name="ro4">
          <table:table-cell office:value-type="string">
            <text:p>to grunt</text:p>
          </table:table-cell>
          <table:table-cell office:value-type="string">
            <text:p>grogner</text:p>
          </table:table-cell>
        </table:table-row>
        <table:table-row table:style-name="ro4">
          <table:table-cell office:value-type="string">
            <text:p>to nibble at sthg</text:p>
          </table:table-cell>
          <table:table-cell office:value-type="string">
            <text:p>grignoter</text:p>
          </table:table-cell>
        </table:table-row>
        <table:table-row table:style-name="ro4">
          <table:table-cell office:value-type="string">
            <text:p>to gnaw at sthg</text:p>
          </table:table-cell>
          <table:table-cell office:value-type="string">
            <text:p>ronger</text:p>
          </table:table-cell>
        </table:table-row>
        <table:table-row table:style-name="ro2">
          <table:table-cell table:style-name="ce14" table:number-columns-repeated="2"/>
        </table:table-row>
        <table:table-row table:style-name="ro4">
          <table:table-cell office:value-type="string">
            <text:p><text:span text:style-name="T4">chi</text:span>sel</text:p>
          </table:table-cell>
          <table:table-cell office:value-type="string">
            <text:p><text:span text:style-name="T4">ci</text:span>seau</text:p>
          </table:table-cell>
        </table:table-row>
        <table:table-row table:style-name="ro4">
          <table:table-cell office:value-type="string">
            <text:p>easel</text:p>
          </table:table-cell>
          <table:table-cell office:value-type="string">
            <text:p>chevalet</text:p>
          </table:table-cell>
        </table:table-row>
        <table:table-row table:style-name="ro2">
          <table:table-cell table:style-name="ce14" table:number-columns-repeated="2"/>
        </table:table-row>
        <table:table-row table:style-name="ro4">
          <table:table-cell office:value-type="string">
            <text:p>hazel<text:span text:style-name="T9">nut</text:span></text:p>
          </table:table-cell>
          <table:table-cell office:value-type="string">
            <text:p>noisette</text:p>
          </table:table-cell>
        </table:table-row>
        <table:table-row table:style-name="ro4">
          <table:table-cell office:value-type="string">
            <text:p>hazeltree</text:p>
          </table:table-cell>
          <table:table-cell office:value-type="string">
            <text:p>noisettier</text:p>
          </table:table-cell>
        </table:table-row>
        <table:table-row table:style-name="ro4">
          <table:table-cell office:value-type="string">
            <text:p><text:span text:style-name="T4">c</text:span>hesnut tree</text:p>
          </table:table-cell>
          <table:table-cell office:value-type="string">
            <text:p><text:span text:style-name="T4">c</text:span>hataîgner</text:p>
          </table:table-cell>
        </table:table-row>
        <table:table-row table:style-name="ro4">
          <table:table-cell office:value-type="string">
            <text:p>horse chesnut tree</text:p>
          </table:table-cell>
          <table:table-cell office:value-type="string">
            <text:p>marronnier</text:p>
          </table:table-cell>
        </table:table-row>
        <table:table-row table:style-name="ro4">
          <table:table-cell office:value-type="string">
            <text:p>walnut tree</text:p>
          </table:table-cell>
          <table:table-cell office:value-type="string">
            <text:p>noyer</text:p>
          </table:table-cell>
        </table:table-row>
        <table:table-row table:style-name="ro4">
          <table:table-cell office:value-type="string">
            <text:p>walnut</text:p>
          </table:table-cell>
          <table:table-cell office:value-type="string">
            <text:p>noie</text:p>
          </table:table-cell>
        </table:table-row>
        <table:table-row table:style-name="ro2">
          <table:table-cell table:style-name="ce15" table:number-columns-repeated="2"/>
        </table:table-row>
        <table:table-row table:style-name="ro4">
          <table:table-cell office:value-type="string">
            <text:p><text:span text:style-name="T4">petit</text:span>coat</text:p>
          </table:table-cell>
          <table:table-cell office:value-type="string">
            <text:p>jupon</text:p>
          </table:table-cell>
        </table:table-row>
        <table:table-row table:style-name="ro4">
          <table:table-cell office:value-type="string">
            <text:p>skirt</text:p>
          </table:table-cell>
          <table:table-cell office:value-type="string">
            <text:p>jupe</text:p>
          </table:table-cell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table table:name="Feuille4" table:style-name="ta1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3/11/2016</text:date>, <text:time>21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3-10-24T21:14:48</meta:creation-date>
    <dc:date>2016-11-13T21:37:19.41</dc:date>
    <meta:editing-duration>PT1H52M7S</meta:editing-duration>
    <meta:editing-cycles>56</meta:editing-cycles>
    <meta:generator>OpenOffice/4.1.2$Win32 OpenOffice.org_project/412m3$Build-9782</meta:generator>
    <dc:creator>nicolas baumann</dc:creator>
    <meta:document-statistic meta:table-count="4" meta:cell-count="299" meta:object-count="0"/>
  </office:meta>
</office:document-meta>
</file>